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2in"/>
    </style:style>
    <style:style style:name="co2" style:family="table-column">
      <style:table-column-properties fo:break-before="auto" style:column-width="3.2543in"/>
    </style:style>
    <style:style style:name="co3" style:family="table-column">
      <style:table-column-properties fo:break-before="auto" style:column-width="3.3236in"/>
    </style:style>
    <style:style style:name="co4" style:family="table-column">
      <style:table-column-properties fo:break-before="auto" style:column-width="3.2161in"/>
    </style:style>
    <style:style style:name="co5" style:family="table-column">
      <style:table-column-properties fo:break-before="auto" style:column-width="3.898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color="#c9211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7"/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29fcf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</style:style>
    <style:style style:name="ce25" style:family="table-cell" style:parent-style-name="Default">
      <style:text-properties fo:color="#c9211e" fo:font-size="9pt" style:font-size-asian="9pt" style:font-size-complex="9pt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Fox-Plus Compliance and Testing Requirements and Documents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Last update:</text:p>
          </table:table-cell>
          <table:table-cell table:style-name="ce11" office:value-type="date" office:date-value="2023-04-17" calcext:value-type="date">
            <text:p>04/17/23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This spreadsheet is intended to organize compliance and testing documents for Fox-Plus with descriptions 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hecklist 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ask Areas</text:p>
          </table:table-cell>
          <table:table-cell table:style-name="ce2" office:value-type="string" calcext:value-type="string">
            <text:p>Comments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12" office:value-type="string" calcext:value-type="string">
            <text:p>Compliance Task Areas / Examples “Launch Compliance Task Areas”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Outgassing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Venting Analysis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Frequency Coordination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Mass Properties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Electrical Report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Orbital Debris Assessment Report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Materials List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Mission Readiness Review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Environmental Test Plan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CubeSat Acceptance Checklist (CAC)</text:p>
          </table:table-cell>
          <table:table-cell table:style-name="ce7" office:value-type="string" calcext:value-type="string">
            <text:p>dimensional verification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Missle Sys Prelaunch Safety Package</text:p>
          </table:table-cell>
          <table:table-cell table:style-name="ce7" office:value-type="string" calcext:value-type="string">
            <text:p>often required on USSF launches</text:p>
          </table:table-cell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Certification of Flight Worthiness</text:p>
          </table:table-cell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NOAA Imaging Approval Licensing</text:p>
          </table:table-cell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Battery Report</text:p>
          </table:table-cell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Vibration &amp; Shock Test Report</text:p>
          </table:table-cell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Transmitter Survey</text:p>
          </table:table-cell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Day-in-the-Life (DITL) Test / Report</text:p>
          </table:table-cell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Thermal Vacuum – Bakeout Test / Report</text:p>
          </table:table-cell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Compliance Letter</text:p>
          </table:table-cell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Payload Readiness Review</text:p>
          </table:table-cell>
          <table:table-cell table:style-name="ce7" office:value-type="string" calcext:value-type="string">
            <text:p>often required on USSF launches</text:p>
          </table:table-cell>
          <table:table-cell table:style-name="ce9"/>
          <table:table-cell/>
        </table:table-row>
        <table:table-row table:style-name="ro1">
          <table:table-cell/>
          <table:table-cell table:style-name="ce8"/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8" table:number-columns-repeated="2"/>
          <table:table-cell table:style-name="ce9"/>
          <table:table-cell/>
        </table:table-row>
        <table:table-row table:style-name="ro1">
          <table:table-cell/>
          <table:table-cell table:style-name="ce9" table:number-columns-repeated="3"/>
          <table:table-cell/>
        </table:table-row>
        <table:table-row table:style-name="ro1">
          <table:table-cell/>
          <table:table-cell table:style-name="ce2" office:value-type="string" calcext:value-type="string">
            <text:p>Compliance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ompliance Task Area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Source Location(s)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NASA Standards and Test Documents</text:p>
          </table:table-cell>
          <table:table-cell table:style-name="ce25" office:value-type="string" calcext:value-type="string">
            <text:p>Note: these docs are only a sampling of what’s available on sv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beSat Acceptance Checklist (CAC)</text:p>
          </table:table-cell>
          <table:table-cell office:value-type="string" calcext:value-type="string">
            <text:p><text:a xlink:href="https://github.com/AMSAT-NA/fox-plus/blob/main/systems_engineering/Compliance%20%2B%20Testing/cubesatdesignspecificationrev14_12022-02-09.pdf" xlink:type="simple">cubesatdesignspecificationrev14_12022-02-09.pdf</text:a></text:p>
          </table:table-cell>
          <table:table-cell office:value-type="string" calcext:value-type="string">
            <text:p>Svn &gt; Golf-Tee\ Mechanical \ reference \ NA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beSat Acceptance Checklist (CAC)</text:p>
          </table:table-cell>
          <table:table-cell table:style-name="Default" office:value-type="string" calcext:value-type="string">
            <text:p>1U++ CubeSat Checklist</text:p>
          </table:table-cell>
          <table:table-cell office:value-type="string" calcext:value-type="string">
            <text:p>Svn &gt; Golf-Tee\ Mechanical \ reference \ NA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vironmental Test Plan</text:p>
          </table:table-cell>
          <table:table-cell table:style-name="Default" office:value-type="string" calcext:value-type="string">
            <text:p>NASA HDBK 7008</text:p>
          </table:table-cell>
          <table:table-cell office:value-type="string" calcext:value-type="string">
            <text:p>Svn &gt; Golf-Tee\ Mechanical \ reference \ NASA</text:p>
          </table:table-cell>
          <table:table-cell office:value-type="string" calcext:value-type="string">
            <text:p>Spacecraft Dynamic Environments Testing</text:p>
          </table:table-cell>
        </table:table-row>
        <table:table-row table:style-name="ro1">
          <table:table-cell/>
          <table:table-cell office:value-type="string" calcext:value-type="string">
            <text:p>Outgassing</text:p>
          </table:table-cell>
          <table:table-cell table:style-name="Default" office:value-type="string" calcext:value-type="string">
            <text:p>NASA STD 6001B</text:p>
          </table:table-cell>
          <table:table-cell office:value-type="string" calcext:value-type="string">
            <text:p>Svn &gt; Golf-Tee\ Mechanical \ reference \ NASA</text:p>
          </table:table-cell>
          <table:table-cell office:value-type="string" calcext:value-type="string">
            <text:p>Flamability, Offgassing Compatability &amp; Test</text:p>
          </table:table-cell>
        </table:table-row>
        <table:table-row table:style-name="ro2">
          <table:table-cell/>
          <table:table-cell office:value-type="string" calcext:value-type="string">
            <text:p>Environmental Test Plan</text:p>
          </table:table-cell>
          <table:table-cell table:style-name="ce26" office:value-type="string" calcext:value-type="string">
            <text:p><text:a xlink:href="https://github.com/AMSAT-NA/fox-plus/blob/main/systems_engineering/Compliance%20%2B%20Testing/NASA%20ENV%20GSFC-STD-7000B%20(2021).pdf" xlink:type="simple">NASA ENV GSFC-STD-7000B (2021).pdf</text:a></text:p>
          </table:table-cell>
          <table:table-cell table:style-name="ce29" office:value-type="string" calcext:value-type="string">
            <text:p>Svn &gt; Golf-Tee\ Mechanical \ reference \ NASA</text:p>
          </table:table-cell>
          <table:table-cell table:style-name="ce30" office:value-type="string" calcext:value-type="string">
            <text:p>General Environmental Verification Standard (GEVS) for GSFC Flight Programs and Projects</text:p>
          </table:table-cell>
        </table:table-row>
        <table:table-row table:style-name="ro1">
          <table:table-cell/>
          <table:table-cell office:value-type="string" calcext:value-type="string">
            <text:p>Vibration &amp; Shock Test Report</text:p>
          </table:table-cell>
          <table:table-cell table:style-name="Default" office:value-type="string" calcext:value-type="string">
            <text:p>NASA STD 7001B</text:p>
          </table:table-cell>
          <table:table-cell office:value-type="string" calcext:value-type="string">
            <text:p>Svn &gt; Golf-Tee\ Mechanical \ reference \ NASA</text:p>
          </table:table-cell>
          <table:table-cell office:value-type="string" calcext:value-type="string">
            <text:p>Payload VibroAcoustic Test Criteria</text:p>
          </table:table-cell>
        </table:table-row>
        <table:table-row table:style-name="ro1">
          <table:table-cell/>
          <table:table-cell office:value-type="string" calcext:value-type="string">
            <text:p>Orbital Debris Assessment Report</text:p>
          </table:table-cell>
          <table:table-cell table:style-name="Default" office:value-type="string" calcext:value-type="string">
            <text:p>NASA NPR 8715</text:p>
          </table:table-cell>
          <table:table-cell office:value-type="string" calcext:value-type="string">
            <text:p>Svn &gt; Golf-Tee\ Mechanical \ reference \ NASA</text:p>
          </table:table-cell>
          <table:table-cell office:value-type="string" calcext:value-type="string">
            <text:p>Procedural Requirements for limiting Orbital Space Debris</text:p>
          </table:table-cell>
        </table:table-row>
        <table:table-row table:style-name="ro1">
          <table:table-cell/>
          <table:table-cell office:value-type="string" calcext:value-type="string">
            <text:p>Frequency Coordination</text:p>
          </table:table-cell>
          <table:table-cell table:style-name="Default" office:value-type="string" calcext:value-type="string">
            <text:p>NASA Spectrum Guidance for Small Sat Missions</text:p>
          </table:table-cell>
          <table:table-cell office:value-type="string" calcext:value-type="string">
            <text:p>Svn &gt; Golf-Tee\ Mechanical \ reference \ NA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quency Coordination</text:p>
          </table:table-cell>
          <table:table-cell table:style-name="ce14" office:value-type="string" calcext:value-type="string">
            <text:p><text:a xlink:href="https://github.com/AMSAT-NA/fox-plus/blob/main/systems_engineering/Compliance%20%2B%20Testing/FCC%20License%20DA-13-445A1.pdf" xlink:type="simple">FCC License DA-13-445A1.pdf</text:a></text:p>
          </table:table-cell>
          <table:table-cell office:value-type="string" calcext:value-type="string">
            <text:p>Svn &gt; Golf-Tee\ Mechanical \ reference \ NA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load Readiness Review</text:p>
          </table:table-cell>
          <table:table-cell office:value-type="string" calcext:value-type="string">
            <text:p><text:a xlink:href="https://github.com/AMSAT-NA/fox-plus/blob/main/systems_engineering/Compliance%20%2B%20Testing/NASA%20Launch%20Services%20Program.pdf" xlink:type="simple">NASA Launch Services Program.pdf</text:a></text:p>
          </table:table-cell>
          <table:table-cell office:value-type="string" calcext:value-type="string">
            <text:p>Svn &gt; Golf-Tee\ Mechanical \ reference \ NA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ss Properties</text:p>
          </table:table-cell>
          <table:table-cell office:value-type="string" calcext:value-type="string">
            <text:p>NASA VCLS ELaNa XX Mass Properties.xlsx</text:p>
          </table:table-cell>
          <table:table-cell office:value-type="string" calcext:value-type="string">
            <text:p>Svn &gt; Golf-Tee\ Mechanical \ reference \ NAS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Readiness Review</text:p>
          </table:table-cell>
          <table:table-cell table:style-name="Default" office:value-type="string" calcext:value-type="string">
            <text:p>2014-01-30_LSP-REQ-317_REV_B_Final.pdf</text:p>
          </table:table-cell>
          <table:table-cell office:value-type="string" calcext:value-type="string">
            <text:p>Svn &gt; Golf-Tee\ launch</text:p>
          </table:table-cell>
          <table:table-cell table:style-name="ce32" office:value-type="string" calcext:value-type="string">
            <text:p>Launch Services Program Dispenser &amp; CubeSat Requirements Doc</text:p>
          </table:table-cell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/>
          <table:table-cell table:style-name="ce2"/>
          <table:table-cell table:style-name="ce12" office:value-type="string" calcext:value-type="string">
            <text:p>Fox 1E Procedures and Actuals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Thermal Vacuum – Bakeout Test / Report</text:p>
          </table:table-cell>
          <table:table-cell office:value-type="string" calcext:value-type="string">
            <text:p>RadFxSat-2 Bakeout manual log.xls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al Vacuum – Bakeout Test / Report</text:p>
          </table:table-cell>
          <table:table-cell office:value-type="string" calcext:value-type="string">
            <text:p>RadFxSat-2 Bakeout Test Procedure.doc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Mission Readiness Review</text:p>
          </table:table-cell>
          <table:table-cell office:value-type="string" calcext:value-type="string">
            <text:p>RadFxSat-2 Launch Acceptance and Approval.doc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ss Properties</text:p>
          </table:table-cell>
          <table:table-cell office:value-type="string" calcext:value-type="string">
            <text:p>RadFxSat-2 mass measurements.xls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ss Properties</text:p>
          </table:table-cell>
          <table:table-cell office:value-type="string" calcext:value-type="string">
            <text:p>RadFxSat-2 Mass Properties Report.doc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bration &amp; Shock Test Report</text:p>
          </table:table-cell>
          <table:table-cell office:value-type="string" calcext:value-type="string">
            <text:p>RadFxSat-2 Random Vibration Test Procedure.doc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bration &amp; Shock Test Report</text:p>
          </table:table-cell>
          <table:table-cell office:value-type="string" calcext:value-type="string">
            <text:p>RadFxSat-2 shock.xls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bration &amp; Shock Test Report</text:p>
          </table:table-cell>
          <table:table-cell office:value-type="string" calcext:value-type="string">
            <text:p>RadFxSat-2 Shock Analysis.doc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nting Analysis</text:p>
          </table:table-cell>
          <table:table-cell office:value-type="string" calcext:value-type="string">
            <text:p>RadFxSat-2 Venting.xls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nting Analysis</text:p>
          </table:table-cell>
          <table:table-cell office:value-type="string" calcext:value-type="string">
            <text:p>RadFxSat-2 Venting Analysis Report.doc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al Vacuum – Bakeout Test / Report</text:p>
          </table:table-cell>
          <table:table-cell office:value-type="string" calcext:value-type="string">
            <text:p>RadFXSat-2 Bakeout Test Report.doc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sion Readiness Review</text:p>
          </table:table-cell>
          <table:table-cell office:value-type="string" calcext:value-type="string">
            <text:p>RadFXSat-2 Preflight Init Procedure pre-frame.doc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bration &amp; Shock Test Report</text:p>
          </table:table-cell>
          <table:table-cell office:value-type="string" calcext:value-type="string">
            <text:p>RadFXSat-2 SFT Subset for post-stack testing pre-frame.doc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bration &amp; Shock Test Report</text:p>
          </table:table-cell>
          <table:table-cell office:value-type="string" calcext:value-type="string">
            <text:p>RadFXSat-2 Vibration Test Report.doc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 calcext:value-type="string">
            <text:p>ELaNa and Othe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ubeSat Acceptance Checklist (CAC)</text:p>
          </table:table-cell>
          <table:table-cell table:style-name="ce24" office:value-type="string" calcext:value-type="string">
            <text:p>VCLS ELaNa XX CubeSat Description - RadFXSat-2.doc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erials List</text:p>
          </table:table-cell>
          <table:table-cell table:style-name="Default" office:value-type="string" calcext:value-type="string">
            <text:p>Fox 1C Materials List</text:p>
          </table:table-cell>
          <table:table-cell office:value-type="string" calcext:value-type="string">
            <text:p>Svn &gt; Golf-Tee\ Mechanical \ requirement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Readiness Review</text:p>
          </table:table-cell>
          <table:table-cell table:style-name="ce32" office:value-type="string" calcext:value-type="string">
            <text:p>P-Pod_MKIIIRevE_UserGuide_CP_PPODUG-1.0-1_Rev1.pdf</text:p>
          </table:table-cell>
          <table:table-cell office:value-type="string" calcext:value-type="string">
            <text:p>Svn &gt; Golf-Tee\ Mechanical \ requiremen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ss Properties</text:p>
          </table:table-cell>
          <table:table-cell table:style-name="Default" office:value-type="string" calcext:value-type="string">
            <text:p>spec_dwgs_rev13cds.pdf</text:p>
          </table:table-cell>
          <table:table-cell office:value-type="string" calcext:value-type="string">
            <text:p>Svn &gt; Golf-Tee\ Mechanical \ requiremen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diation Testing</text:p>
          </table:table-cell>
          <table:table-cell table:style-name="Default" office:value-type="string" calcext:value-type="string">
            <text:p>Fox_Radiation(Tony Monteiro).pd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diation Testing</text:p>
          </table:table-cell>
          <table:table-cell table:style-name="Default" office:value-type="string" calcext:value-type="string">
            <text:p>TID for CubeSat Components</text:p>
          </table:table-cell>
          <table:table-cell/>
          <table:table-cell office:value-type="string" calcext:value-type="string">
            <text:p>Total Ionizing Dose (TID) for CS Compone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Moore</meta:initial-creator>
    <meta:creation-date>2023-04-02T10:58:16.709230998</meta:creation-date>
    <dc:date>2023-04-17T15:04:40.174487974</dc:date>
    <dc:creator>Mike Moore</dc:creator>
    <meta:editing-duration>PT2H51M25S</meta:editing-duration>
    <meta:editing-cycles>14</meta:editing-cycles>
    <meta:generator>LibreOffice/7.3.7.2$Linux_X86_64 LibreOffice_project/30$Build-2</meta:generator>
    <meta:document-statistic meta:table-count="1" meta:cell-count="141" meta:object-count="0"/>
  </office:meta>
</office:document-meta>
</file>